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92in" svg:height="6.6622in" svg:x="0.0657in" svg:y="2.7193in">
            <draw:object draw:notify-on-update-of-ranges="Sheet1.A2:Sheet1.A15 Sheet1.C1:Sheet1.C1 Sheet1.C2:Sheet1.C15 Sheet1.D2:Sheet1.D15 Sheet1.D2:Sheet1.D15 Sheet1.A2:Sheet1.A15 Sheet1.E1:Sheet1.E1 Sheet1.E2:Sheet1.E15 Sheet1.F2:Sheet1.F15 Sheet1.F2:Sheet1.F15 Sheet1.A2:Sheet1.A15 Sheet1.G1:Sheet1.G1 Sheet1.G2:Sheet1.G15 Sheet1.H2:Sheet1.H15 Sheet1.H2:Sheet1.H15 Sheet1.A2:Sheet1.A15 Sheet1.I1:Sheet1.I1 Sheet1.I2:Sheet1.I15 Sheet1.J2:Sheet1.J15 Sheet1.J2:Sheet1.J15 Sheet1.A2:Sheet1.A15 Sheet1.K1:Sheet1.K1 Sheet1.K2:Sheet1.K15 Sheet1.L2:Sheet1.L15 Sheet1.L2:Sheet1.L15 Sheet1.A2:Sheet1.A15 Sheet1.M1:Sheet1.M1 Sheet1.M2:Sheet1.M15 Sheet1.N2:Sheet1.N15 Sheet1.N2:Sheet1.N15 Sheet1.A2:Sheet1.A15 Sheet1.O1:Sheet1.O1 Sheet1.O2:Sheet1.O15 Sheet1.P2:Sheet1.P15 Sheet1.P2:Sheet1.P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92in" svg:height="3.535in" svg:x="6.4744in" svg:y="4.7587in">
            <draw:object draw:notify-on-update-of-ranges="Sheet1.I17:Sheet1.I17 Sheet1.I18:Sheet1.I28 Sheet1.K17:Sheet1.K17 Sheet1.K18:Sheet1.K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>
            <text:p>Days since discovery</text:p>
          </table:table-cell>
          <table:table-cell/>
          <table:table-cell office:value-type="string">
            <text:p>B_MAG</text:p>
          </table:table-cell>
          <table:table-cell office:value-type="string">
            <text:p>B_ERR</text:p>
          </table:table-cell>
          <table:table-cell office:value-type="string">
            <text:p>V_MAG</text:p>
          </table:table-cell>
          <table:table-cell office:value-type="string">
            <text:p>V_ERR</text:p>
          </table:table-cell>
          <table:table-cell office:value-type="string">
            <text:p>R_MAG</text:p>
          </table:table-cell>
          <table:table-cell office:value-type="string">
            <text:p>R_ERR</text:p>
          </table:table-cell>
          <table:table-cell office:value-type="string">
            <text:p>I_MAG</text:p>
          </table:table-cell>
          <table:table-cell office:value-type="string">
            <text:p>I_ERR</text:p>
          </table:table-cell>
          <table:table-cell office:value-type="string">
            <text:p>J_MAG</text:p>
          </table:table-cell>
          <table:table-cell office:value-type="string">
            <text:p>J_ERR</text:p>
          </table:table-cell>
          <table:table-cell office:value-type="string">
            <text:p>H_MAG</text:p>
          </table:table-cell>
          <table:table-cell office:value-type="string">
            <text:p>H_ERR</text:p>
          </table:table-cell>
          <table:table-cell office:value-type="string">
            <text:p>K_MAG</text:p>
          </table:table-cell>
          <table:table-cell office:value-type="string">
            <text:p>K_ERR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/>
          <table:table-cell office:value-type="float" office:value="17.273">
            <text:p>17.273</text:p>
          </table:table-cell>
          <table:table-cell office:value-type="float" office:value="0.216">
            <text:p>0.216</text:p>
          </table:table-cell>
          <table:table-cell office:value-type="float" office:value="16.692">
            <text:p>16.692</text:p>
          </table:table-cell>
          <table:table-cell office:value-type="float" office:value="0.068">
            <text:p>0.068</text:p>
          </table:table-cell>
          <table:table-cell office:value-type="float" office:value="15.97">
            <text:p>15.97</text:p>
          </table:table-cell>
          <table:table-cell office:value-type="float" office:value="0.032">
            <text:p>0.032</text:p>
          </table:table-cell>
          <table:table-cell office:value-type="float" office:value="15.173">
            <text:p>15.173</text:p>
          </table:table-cell>
          <table:table-cell office:value-type="float" office:value="0.029">
            <text:p>0.02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float" office:value="17.603">
            <text:p>17.603</text:p>
          </table:table-cell>
          <table:table-cell office:value-type="float" office:value="0.131">
            <text:p>0.131</text:p>
          </table:table-cell>
          <table:table-cell office:value-type="float" office:value="16.535">
            <text:p>16.535</text:p>
          </table:table-cell>
          <table:table-cell office:value-type="float" office:value="0.061">
            <text:p>0.061</text:p>
          </table:table-cell>
          <table:table-cell office:value-type="float" office:value="16.06">
            <text:p>16.06</text:p>
          </table:table-cell>
          <table:table-cell office:value-type="float" office:value="0.034">
            <text:p>0.034</text:p>
          </table:table-cell>
          <table:table-cell office:value-type="float" office:value="15.131">
            <text:p>15.131</text:p>
          </table:table-cell>
          <table:table-cell office:value-type="float" office:value="0.034">
            <text:p>0.034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float" office:value="17.201">
            <text:p>17.201</text:p>
          </table:table-cell>
          <table:table-cell office:value-type="float" office:value="0.083">
            <text:p>0.083</text:p>
          </table:table-cell>
          <table:table-cell office:value-type="float" office:value="16.785">
            <text:p>16.785</text:p>
          </table:table-cell>
          <table:table-cell office:value-type="float" office:value="0.049">
            <text:p>0.049</text:p>
          </table:table-cell>
          <table:table-cell office:value-type="float" office:value="15.906">
            <text:p>15.906</text:p>
          </table:table-cell>
          <table:table-cell office:value-type="float" office:value="0.021">
            <text:p>0.021</text:p>
          </table:table-cell>
          <table:table-cell office:value-type="float" office:value="15.1">
            <text:p>15.1</text:p>
          </table:table-cell>
          <table:table-cell office:value-type="float" office:value="0.024">
            <text:p>0.024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float" office:value="16.974">
            <text:p>16.974</text:p>
          </table:table-cell>
          <table:table-cell office:value-type="float" office:value="0.052">
            <text:p>0.052</text:p>
          </table:table-cell>
          <table:table-cell office:value-type="float" office:value="16.695">
            <text:p>16.695</text:p>
          </table:table-cell>
          <table:table-cell office:value-type="float" office:value="0.048">
            <text:p>0.048</text:p>
          </table:table-cell>
          <table:table-cell office:value-type="float" office:value="16.031">
            <text:p>16.031</text:p>
          </table:table-cell>
          <table:table-cell office:value-type="float" office:value="0.03">
            <text:p>0.03</text:p>
          </table:table-cell>
          <table:table-cell office:value-type="float" office:value="15.216">
            <text:p>15.216</text:p>
          </table:table-cell>
          <table:table-cell office:value-type="float" office:value="0.027">
            <text:p>0.027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float" office:value="17.439">
            <text:p>17.439</text:p>
          </table:table-cell>
          <table:table-cell office:value-type="float" office:value="0.13">
            <text:p>0.13</text:p>
          </table:table-cell>
          <table:table-cell office:value-type="float" office:value="16.915">
            <text:p>16.915</text:p>
          </table:table-cell>
          <table:table-cell office:value-type="float" office:value="0.056">
            <text:p>0.056</text:p>
          </table:table-cell>
          <table:table-cell office:value-type="float" office:value="16.073">
            <text:p>16.073</text:p>
          </table:table-cell>
          <table:table-cell office:value-type="float" office:value="0.029">
            <text:p>0.029</text:p>
          </table:table-cell>
          <table:table-cell office:value-type="float" office:value="15.196">
            <text:p>15.196</text:p>
          </table:table-cell>
          <table:table-cell office:value-type="float" office:value="0.025">
            <text:p>0.025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float" office:value="17.342">
            <text:p>17.342</text:p>
          </table:table-cell>
          <table:table-cell office:value-type="float" office:value="0.261">
            <text:p>0.261</text:p>
          </table:table-cell>
          <table:table-cell office:value-type="float" office:value="16.869">
            <text:p>16.869</text:p>
          </table:table-cell>
          <table:table-cell office:value-type="float" office:value="0.071">
            <text:p>0.071</text:p>
          </table:table-cell>
          <table:table-cell office:value-type="float" office:value="16.194">
            <text:p>16.194</text:p>
          </table:table-cell>
          <table:table-cell office:value-type="float" office:value="0.045">
            <text:p>0.045</text:p>
          </table:table-cell>
          <table:table-cell office:value-type="float" office:value="15.289">
            <text:p>15.289</text:p>
          </table:table-cell>
          <table:table-cell office:value-type="float" office:value="0.032">
            <text:p>0.032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float" office:value="17.005">
            <text:p>17.005</text:p>
          </table:table-cell>
          <table:table-cell office:value-type="float" office:value="0.078">
            <text:p>0.078</text:p>
          </table:table-cell>
          <table:table-cell office:value-type="float" office:value="16.971">
            <text:p>16.971</text:p>
          </table:table-cell>
          <table:table-cell office:value-type="float" office:value="0.096">
            <text:p>0.096</text:p>
          </table:table-cell>
          <table:table-cell office:value-type="float" office:value="16.163">
            <text:p>16.163</text:p>
          </table:table-cell>
          <table:table-cell office:value-type="float" office:value="0.038">
            <text:p>0.038</text:p>
          </table:table-cell>
          <table:table-cell office:value-type="float" office:value="15.323">
            <text:p>15.323</text:p>
          </table:table-cell>
          <table:table-cell office:value-type="float" office:value="0.037">
            <text:p>0.037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17.223">
            <text:p>17.223</text:p>
          </table:table-cell>
          <table:table-cell office:value-type="float" office:value="0.128">
            <text:p>0.128</text:p>
          </table:table-cell>
          <table:table-cell office:value-type="float" office:value="17.017">
            <text:p>17.017</text:p>
          </table:table-cell>
          <table:table-cell office:value-type="float" office:value="0.074">
            <text:p>0.074</text:p>
          </table:table-cell>
          <table:table-cell office:value-type="float" office:value="16.278">
            <text:p>16.278</text:p>
          </table:table-cell>
          <table:table-cell office:value-type="float" office:value="0.047">
            <text:p>0.047</text:p>
          </table:table-cell>
          <table:table-cell office:value-type="float" office:value="15.429">
            <text:p>15.429</text:p>
          </table:table-cell>
          <table:table-cell office:value-type="float" office:value="0.046">
            <text:p>0.046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table:number-columns-repeated="3"/>
          <table:table-cell office:value-type="float" office:value="16.924">
            <text:p>16.924</text:p>
          </table:table-cell>
          <table:table-cell office:value-type="float" office:value="0.045">
            <text:p>0.045</text:p>
          </table:table-cell>
          <table:table-cell office:value-type="float" office:value="16.141">
            <text:p>16.141</text:p>
          </table:table-cell>
          <table:table-cell office:value-type="float" office:value="0.022">
            <text:p>0.022</text:p>
          </table:table-cell>
          <table:table-cell table:number-columns-repeated="8"/>
        </table:table-row>
        <table:table-row table:style-name="ro1">
          <table:table-cell office:value-type="float" office:value="158">
            <text:p>158</text:p>
          </table:table-cell>
          <table:table-cell table:number-columns-repeated="3"/>
          <table:table-cell office:value-type="float" office:value="16.816">
            <text:p>16.816</text:p>
          </table:table-cell>
          <table:table-cell office:value-type="float" office:value="0.045">
            <text:p>0.045</text:p>
          </table:table-cell>
          <table:table-cell office:value-type="float" office:value="16.14">
            <text:p>16.14</text:p>
          </table:table-cell>
          <table:table-cell office:value-type="float" office:value="0.024">
            <text:p>0.024</text:p>
          </table:table-cell>
          <table:table-cell table:number-columns-repeated="8"/>
        </table:table-row>
        <table:table-row table:style-name="ro1">
          <table:table-cell office:value-type="float" office:value="108">
            <text:p>108</text:p>
          </table:table-cell>
          <table:table-cell table:number-columns-repeated="9"/>
          <table:table-cell office:value-type="float" office:value="14.074">
            <text:p>14.074</text:p>
          </table:table-cell>
          <table:table-cell office:value-type="float" office:value="0.009">
            <text:p>0.009</text:p>
          </table:table-cell>
          <table:table-cell office:value-type="float" office:value="13.631">
            <text:p>13.631</text:p>
          </table:table-cell>
          <table:table-cell office:value-type="float" office:value="0.01">
            <text:p>0.01</text:p>
          </table:table-cell>
          <table:table-cell office:value-type="float" office:value="13.27">
            <text:p>13.27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9"/>
          <table:table-cell office:value-type="float" office:value="14.409">
            <text:p>14.409</text:p>
          </table:table-cell>
          <table:table-cell office:value-type="float" office:value="0.009">
            <text:p>0.009</text:p>
          </table:table-cell>
          <table:table-cell office:value-type="float" office:value="13.942">
            <text:p>13.942</text:p>
          </table:table-cell>
          <table:table-cell office:value-type="float" office:value="0.011">
            <text:p>0.011</text:p>
          </table:table-cell>
          <table:table-cell office:value-type="float" office:value="13.455">
            <text:p>13.455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9"/>
          <table:table-cell office:value-type="float" office:value="14.521">
            <text:p>14.521</text:p>
          </table:table-cell>
          <table:table-cell office:value-type="float" office:value="0.009">
            <text:p>0.009</text:p>
          </table:table-cell>
          <table:table-cell office:value-type="float" office:value="14.061">
            <text:p>14.061</text:p>
          </table:table-cell>
          <table:table-cell office:value-type="float" office:value="0.011">
            <text:p>0.011</text:p>
          </table:table-cell>
          <table:table-cell office:value-type="float" office:value="13.547">
            <text:p>13.547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/>
          <table:table-cell table:style-name="ce1" office:value-type="float" office:value="18.4368">
            <text:p>18.437</text:p>
          </table:table-cell>
          <table:table-cell table:style-name="ce1" office:value-type="float" office:value="0.0832750131230905">
            <text:p>0.083</text:p>
          </table:table-cell>
          <table:table-cell table:style-name="ce1" office:value-type="float" office:value="18.0203">
            <text:p>18.020</text:p>
          </table:table-cell>
          <table:table-cell table:style-name="ce1" office:value-type="float" office:value="0.0632106930509098">
            <text:p>0.063</text:p>
          </table:table-cell>
          <table:table-cell table:style-name="ce1" office:value-type="float" office:value="17.1117">
            <text:p>17.112</text:p>
          </table:table-cell>
          <table:table-cell table:style-name="ce1" office:value-type="float" office:value="0.0354707980568932">
            <text:p>0.03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string">
            <text:p>Days since discovery</text:p>
          </table:table-cell>
          <table:table-cell/>
          <table:table-cell office:value-type="string">
            <text:p>V-R</text:p>
          </table:table-cell>
          <table:table-cell office:value-type="string">
            <text:p>V-R error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11">
            <text:p>111</text:p>
          </table:table-cell>
          <table:table-cell/>
          <table:table-cell table:formula="of:=[.E2]-[.G2]" office:value-type="float" office:value="0.722">
            <text:p>0.722</text:p>
          </table:table-cell>
          <table:table-cell table:formula="of:=SQRT([.F2]^2+[.H2]^2)" office:value-type="float" office:value="0.0751531769122237">
            <text:p>0.075153176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13">
            <text:p>113</text:p>
          </table:table-cell>
          <table:table-cell/>
          <table:table-cell table:formula="of:=[.E3]-[.G3]" office:value-type="float" office:value="0.475000000000001">
            <text:p>0.475</text:p>
          </table:table-cell>
          <table:table-cell table:formula="of:=SQRT([.F3]^2+[.H3]^2)" office:value-type="float" office:value="0.0698355210476732">
            <text:p>0.06983552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15">
            <text:p>115</text:p>
          </table:table-cell>
          <table:table-cell/>
          <table:table-cell table:formula="of:=[.E4]-[.G4]" office:value-type="float" office:value="0.879">
            <text:p>0.879</text:p>
          </table:table-cell>
          <table:table-cell table:formula="of:=SQRT([.F4]^2+[.H4]^2)" office:value-type="float" office:value="0.0533104117410474">
            <text:p>0.053310411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25">
            <text:p>125</text:p>
          </table:table-cell>
          <table:table-cell/>
          <table:table-cell table:formula="of:=[.E5]-[.G5]" office:value-type="float" office:value="0.664000000000002">
            <text:p>0.664</text:p>
          </table:table-cell>
          <table:table-cell table:formula="of:=SQRT([.F5]^2+[.H5]^2)" office:value-type="float" office:value="0.0566038867923396">
            <text:p>0.056603886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31">
            <text:p>131</text:p>
          </table:table-cell>
          <table:table-cell/>
          <table:table-cell table:formula="of:=[.E6]-[.G6]" office:value-type="float" office:value="0.841999999999999">
            <text:p>0.842</text:p>
          </table:table-cell>
          <table:table-cell table:formula="of:=SQRT([.F6]^2+[.H6]^2)" office:value-type="float" office:value="0.0630634601017103">
            <text:p>0.063063460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34">
            <text:p>134</text:p>
          </table:table-cell>
          <table:table-cell/>
          <table:table-cell table:formula="of:=[.E7]-[.G7]" office:value-type="float" office:value="0.675000000000001">
            <text:p>0.675</text:p>
          </table:table-cell>
          <table:table-cell table:formula="of:=SQRT([.F7]^2+[.H7]^2)" office:value-type="float" office:value="0.08405950273467">
            <text:p>0.084059502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37">
            <text:p>137</text:p>
          </table:table-cell>
          <table:table-cell/>
          <table:table-cell table:formula="of:=[.E8]-[.G8]" office:value-type="float" office:value="0.808">
            <text:p>0.808</text:p>
          </table:table-cell>
          <table:table-cell table:formula="of:=SQRT([.F8]^2+[.H8]^2)" office:value-type="float" office:value="0.103247275993122">
            <text:p>0.10324727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40">
            <text:p>140</text:p>
          </table:table-cell>
          <table:table-cell/>
          <table:table-cell table:formula="of:=[.E9]-[.G9]" office:value-type="float" office:value="0.739000000000001">
            <text:p>0.739</text:p>
          </table:table-cell>
          <table:table-cell table:formula="of:=SQRT([.F9]^2+[.H9]^2)" office:value-type="float" office:value="0.0876641317757725">
            <text:p>0.087664131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55">
            <text:p>155</text:p>
          </table:table-cell>
          <table:table-cell/>
          <table:table-cell table:formula="of:=[.E10]-[.G10]" office:value-type="float" office:value="0.783000000000001">
            <text:p>0.783</text:p>
          </table:table-cell>
          <table:table-cell table:formula="of:=SQRT([.F10]^2+[.H10]^2)" office:value-type="float" office:value="0.0500899191454728">
            <text:p>0.050089919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58">
            <text:p>158</text:p>
          </table:table-cell>
          <table:table-cell/>
          <table:table-cell table:formula="of:=[.E11]-[.G11]" office:value-type="float" office:value="0.675999999999998">
            <text:p>0.676</text:p>
          </table:table-cell>
          <table:table-cell table:formula="of:=SQRT([.F11]^2+[.H11]^2)" office:value-type="float" office:value="0.051">
            <text:p>0.05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28">
            <text:p>428</text:p>
          </table:table-cell>
          <table:table-cell/>
          <table:table-cell table:formula="of:=[.E15]-[.G15]" office:value-type="float" office:value="0.9086">
            <text:p>0.9086</text:p>
          </table:table-cell>
          <table:table-cell table:formula="of:=SQRT([.F15]^2+[.H15]^2)" office:value-type="float" office:value="0.0724828892275221">
            <text:p>0.0724828892</text:p>
          </table:table-cell>
          <table:table-cell table:number-columns-repeated="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Hofmann</meta:initial-creator>
    <meta:creation-date>2016-01-13T16:56:45</meta:creation-date>
    <dc:date>2016-04-07T19:09:27</dc:date>
    <dc:creator>Ryan Hofmann</dc:creator>
    <meta:editing-duration>PT4H52M5S</meta:editing-duration>
    <meta:editing-cycles>5</meta:editing-cycles>
    <meta:generator>LibreOffice/3.5$Linux_X86_64 LibreOffice_project/350m1$Build-2</meta:generator>
    <meta:document-statistic meta:table-count="3" meta:cell-count="1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3" chart:maximum="19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D2:Sheet1.D15" chart:error-lower-range="Sheet1.D2:Sheet1.D1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Sheet1.F2:Sheet1.F15" chart:error-lower-range="Sheet1.F2:Sheet1.F15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Sheet1.H2:Sheet1.H15" chart:error-lower-range="Sheet1.H2:Sheet1.H15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error-upper-indicator="true" chart:error-lower-indicator="true" chart:error-category="cell-range" chart:error-upper-range="Sheet1.J2:Sheet1.J15" chart:error-lower-range="Sheet1.J2:Sheet1.J15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error-upper-indicator="true" chart:error-lower-indicator="true" chart:error-category="cell-range" chart:error-upper-range="Sheet1.L2:Sheet1.L15" chart:error-lower-range="Sheet1.L2:Sheet1.L15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error-upper-indicator="true" chart:error-lower-indicator="true" chart:error-category="cell-range" chart:error-upper-range="Sheet1.N2:Sheet1.N15" chart:error-lower-range="Sheet1.N2:Sheet1.N15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error-upper-indicator="true" chart:error-lower-indicator="true" chart:error-category="cell-range" chart:error-upper-range="Sheet1.P2:Sheet1.P15" chart:error-lower-range="Sheet1.P2:Sheet1.P15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16.923cm" xlink:href=".." xlink:type="simple" chart:class="chart:scatter" chart:style-name="ch1">
        <chart:legend chart:legend-position="end" svg:x="14.029cm" svg:y="6.668cm" style:legend-expansion="high" chart:style-name="ch2"/>
        <chart:plot-area chart:style-name="ch3" table:cell-range-address="Sheet1.A2:Sheet1.A15 Sheet1.C1:Sheet1.C15 Sheet1.E1:Sheet1.E15 Sheet1.G1:Sheet1.G15 Sheet1.I1:Sheet1.I15 Sheet1.K1:Sheet1.K15 Sheet1.M1:Sheet1.M15 Sheet1.O1:Sheet1.O15" chart:data-source-has-labels="row" svg:x="0.77cm" svg:y="1.487cm" svg:width="12.619cm" svg:height="14.678cm">
          <chartooo:coordinate-region svg:x="1.391cm" svg:y="1.686cm" svg:width="11.718cm" svg:height="13.83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2:Sheet1.C15" chart:label-cell-address="Sheet1.C1:Sheet1.C1" chart:class="chart:scatter">
            <chart:domain table:cell-range-address="Sheet1.A2:Sheet1.A15"/>
            <chart:error-indicator chart:style-name="ch8" chart:dimension="y"/>
            <chart:data-point chart:repeated="14"/>
          </chart:series>
          <chart:series chart:style-name="ch9" chart:values-cell-range-address="Sheet1.E2:Sheet1.E15" chart:label-cell-address="Sheet1.E1:Sheet1.E1" chart:class="chart:scatter">
            <chart:error-indicator chart:style-name="ch8" chart:dimension="y"/>
            <chart:data-point chart:repeated="14"/>
          </chart:series>
          <chart:series chart:style-name="ch10" chart:values-cell-range-address="Sheet1.G2:Sheet1.G15" chart:label-cell-address="Sheet1.G1:Sheet1.G1" chart:class="chart:scatter">
            <chart:error-indicator chart:style-name="ch8" chart:dimension="y"/>
            <chart:data-point chart:repeated="14"/>
          </chart:series>
          <chart:series chart:style-name="ch11" chart:values-cell-range-address="Sheet1.I2:Sheet1.I15" chart:label-cell-address="Sheet1.I1:Sheet1.I1" chart:class="chart:scatter">
            <chart:error-indicator chart:style-name="ch8" chart:dimension="y"/>
            <chart:data-point chart:repeated="14"/>
          </chart:series>
          <chart:series chart:style-name="ch12" chart:values-cell-range-address="Sheet1.K2:Sheet1.K15" chart:label-cell-address="Sheet1.K1:Sheet1.K1" chart:class="chart:scatter">
            <chart:error-indicator chart:style-name="ch8" chart:dimension="y"/>
            <chart:data-point chart:repeated="14"/>
          </chart:series>
          <chart:series chart:style-name="ch13" chart:values-cell-range-address="Sheet1.M2:Sheet1.M15" chart:label-cell-address="Sheet1.M1:Sheet1.M1" chart:class="chart:scatter">
            <chart:error-indicator chart:style-name="ch8" chart:dimension="y"/>
            <chart:data-point chart:repeated="14"/>
          </chart:series>
          <chart:series chart:style-name="ch14" chart:values-cell-range-address="Sheet1.O2:Sheet1.O15" chart:label-cell-address="Sheet1.O1:Sheet1.O1" chart:class="chart:scatter">
            <chart:error-indicator chart:style-name="ch8" chart:dimension="y"/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_MAG</text:p>
                <draw:g>
                  <svg:desc>Sheet1.C1:Sheet1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V_MAG</text:p>
                <draw:g>
                  <svg:desc>Sheet1.E1:Sheet1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R_MAG</text:p>
                <draw:g>
                  <svg:desc>Sheet1.G1:Sheet1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I_MAG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J_MAG</text:p>
                <draw:g>
                  <svg:desc>Sheet1.K1:Sheet1.K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H_MAG</text:p>
                <draw:g>
                  <svg:desc>Sheet1.M1:Sheet1.M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K_MAG</text:p>
                <draw:g>
                  <svg:desc>Sheet1.O1:Sheet1.O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">
                <text:p>111</text:p>
                <draw:g>
                  <svg:desc>Sheet1.A2:Sheet1.A15</svg:desc>
                </draw:g>
              </table:table-cell>
              <table:table-cell office:value-type="float" office:value="17.273">
                <text:p>17.273</text:p>
                <draw:g>
                  <svg:desc>Sheet1.C2:Sheet1.C15</svg:desc>
                </draw:g>
              </table:table-cell>
              <table:table-cell office:value-type="float" office:value="0.216">
                <text:p>0.216</text:p>
                <draw:g>
                  <svg:desc>Sheet1.D2:Sheet1.D15</svg:desc>
                </draw:g>
              </table:table-cell>
              <table:table-cell office:value-type="float" office:value="0.216">
                <text:p>0.216</text:p>
                <draw:g>
                  <svg:desc>Sheet1.D2:Sheet1.D15</svg:desc>
                </draw:g>
              </table:table-cell>
              <table:table-cell office:value-type="float" office:value="16.692">
                <text:p>16.692</text:p>
                <draw:g>
                  <svg:desc>Sheet1.E2:Sheet1.E15</svg:desc>
                </draw:g>
              </table:table-cell>
              <table:table-cell office:value-type="float" office:value="0.068">
                <text:p>0.068</text:p>
                <draw:g>
                  <svg:desc>Sheet1.F2:Sheet1.F15</svg:desc>
                </draw:g>
              </table:table-cell>
              <table:table-cell office:value-type="float" office:value="0.068">
                <text:p>0.068</text:p>
                <draw:g>
                  <svg:desc>Sheet1.F2:Sheet1.F15</svg:desc>
                </draw:g>
              </table:table-cell>
              <table:table-cell office:value-type="float" office:value="15.97">
                <text:p>15.97</text:p>
                <draw:g>
                  <svg:desc>Sheet1.G2:Sheet1.G15</svg:desc>
                </draw:g>
              </table:table-cell>
              <table:table-cell office:value-type="float" office:value="0.032">
                <text:p>0.032</text:p>
                <draw:g>
                  <svg:desc>Sheet1.H2:Sheet1.H15</svg:desc>
                </draw:g>
              </table:table-cell>
              <table:table-cell office:value-type="float" office:value="0.032">
                <text:p>0.032</text:p>
                <draw:g>
                  <svg:desc>Sheet1.H2:Sheet1.H15</svg:desc>
                </draw:g>
              </table:table-cell>
              <table:table-cell office:value-type="float" office:value="15.173">
                <text:p>15.173</text:p>
                <draw:g>
                  <svg:desc>Sheet1.I2:Sheet1.I15</svg:desc>
                </draw:g>
              </table:table-cell>
              <table:table-cell office:value-type="float" office:value="0.029">
                <text:p>0.029</text:p>
                <draw:g>
                  <svg:desc>Sheet1.J2:Sheet1.J15</svg:desc>
                </draw:g>
              </table:table-cell>
              <table:table-cell office:value-type="float" office:value="0.029">
                <text:p>0.029</text:p>
                <draw:g>
                  <svg:desc>Sheet1.J2:Sheet1.J15</svg:desc>
                </draw:g>
              </table:table-cell>
              <table:table-cell office:value-type="float" office:value="NaN">
                <text:p>NaN</text:p>
                <draw:g>
                  <svg:desc>Sheet1.K2:Sheet1.K15</svg:desc>
                </draw:g>
              </table:table-cell>
              <table:table-cell office:value-type="float" office:value="NaN">
                <text:p>NaN</text:p>
                <draw:g>
                  <svg:desc>Sheet1.L2:Sheet1.L15</svg:desc>
                </draw:g>
              </table:table-cell>
              <table:table-cell office:value-type="float" office:value="NaN">
                <text:p>NaN</text:p>
                <draw:g>
                  <svg:desc>Sheet1.L2:Sheet1.L15</svg:desc>
                </draw:g>
              </table:table-cell>
              <table:table-cell office:value-type="float" office:value="NaN">
                <text:p>NaN</text:p>
                <draw:g>
                  <svg:desc>Sheet1.M2:Sheet1.M15</svg:desc>
                </draw:g>
              </table:table-cell>
              <table:table-cell office:value-type="float" office:value="NaN">
                <text:p>NaN</text:p>
                <draw:g>
                  <svg:desc>Sheet1.N2:Sheet1.N15</svg:desc>
                </draw:g>
              </table:table-cell>
              <table:table-cell office:value-type="float" office:value="NaN">
                <text:p>NaN</text:p>
                <draw:g>
                  <svg:desc>Sheet1.N2:Sheet1.N15</svg:desc>
                </draw:g>
              </table:table-cell>
              <table:table-cell office:value-type="float" office:value="NaN">
                <text:p>NaN</text:p>
                <draw:g>
                  <svg:desc>Sheet1.O2:Sheet1.O15</svg:desc>
                </draw:g>
              </table:table-cell>
              <table:table-cell office:value-type="float" office:value="NaN">
                <text:p>NaN</text:p>
                <draw:g>
                  <svg:desc>Sheet1.P2:Sheet1.P15</svg:desc>
                </draw:g>
              </table:table-cell>
              <table:table-cell office:value-type="float" office:value="NaN">
                <text:p>NaN</text:p>
                <draw:g>
                  <svg:desc>Sheet1.P2:Sheet1.P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">
                <text:p>113</text:p>
              </table:table-cell>
              <table:table-cell office:value-type="float" office:value="17.603">
                <text:p>17.603</text:p>
              </table:table-cell>
              <table:table-cell office:value-type="float" office:value="0.131">
                <text:p>0.131</text:p>
              </table:table-cell>
              <table:table-cell office:value-type="float" office:value="0.131">
                <text:p>0.131</text:p>
              </table:table-cell>
              <table:table-cell office:value-type="float" office:value="16.535">
                <text:p>16.535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16.06">
                <text:p>16.06</text:p>
              </table:table-cell>
              <table:table-cell office:value-type="float" office:value="0.034">
                <text:p>0.034</text:p>
              </table:table-cell>
              <table:table-cell office:value-type="float" office:value="0.034">
                <text:p>0.034</text:p>
              </table:table-cell>
              <table:table-cell office:value-type="float" office:value="15.131">
                <text:p>15.131</text:p>
              </table:table-cell>
              <table:table-cell office:value-type="float" office:value="0.034">
                <text:p>0.034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">
                <text:p>115</text:p>
              </table:table-cell>
              <table:table-cell office:value-type="float" office:value="17.201">
                <text:p>17.201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16.785">
                <text:p>16.785</text:p>
              </table:table-cell>
              <table:table-cell office:value-type="float" office:value="0.049">
                <text:p>0.049</text:p>
              </table:table-cell>
              <table:table-cell office:value-type="float" office:value="0.049">
                <text:p>0.049</text:p>
              </table:table-cell>
              <table:table-cell office:value-type="float" office:value="15.906">
                <text:p>15.906</text:p>
              </table:table-cell>
              <table:table-cell office:value-type="float" office:value="0.021">
                <text:p>0.021</text:p>
              </table:table-cell>
              <table:table-cell office:value-type="float" office:value="0.021">
                <text:p>0.021</text:p>
              </table:table-cell>
              <table:table-cell office:value-type="float" office:value="15.1">
                <text:p>15.1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16.974">
                <text:p>16.974</text:p>
              </table:table-cell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  <table:table-cell office:value-type="float" office:value="16.695">
                <text:p>16.695</text:p>
              </table:table-cell>
              <table:table-cell office:value-type="float" office:value="0.048">
                <text:p>0.048</text:p>
              </table:table-cell>
              <table:table-cell office:value-type="float" office:value="0.048">
                <text:p>0.048</text:p>
              </table:table-cell>
              <table:table-cell office:value-type="float" office:value="16.031">
                <text:p>16.031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15.216">
                <text:p>15.216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">
                <text:p>131</text:p>
              </table:table-cell>
              <table:table-cell office:value-type="float" office:value="17.439">
                <text:p>17.439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16.915">
                <text:p>16.915</text:p>
              </table:table-cell>
              <table:table-cell office:value-type="float" office:value="0.056">
                <text:p>0.056</text:p>
              </table:table-cell>
              <table:table-cell office:value-type="float" office:value="0.056">
                <text:p>0.056</text:p>
              </table:table-cell>
              <table:table-cell office:value-type="float" office:value="16.073">
                <text:p>16.073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15.196">
                <text:p>15.196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">
                <text:p>134</text:p>
              </table:table-cell>
              <table:table-cell office:value-type="float" office:value="17.342">
                <text:p>17.342</text:p>
              </table:table-cell>
              <table:table-cell office:value-type="float" office:value="0.261">
                <text:p>0.261</text:p>
              </table:table-cell>
              <table:table-cell office:value-type="float" office:value="0.261">
                <text:p>0.261</text:p>
              </table:table-cell>
              <table:table-cell office:value-type="float" office:value="16.869">
                <text:p>16.869</text:p>
              </table:table-cell>
              <table:table-cell office:value-type="float" office:value="0.071">
                <text:p>0.071</text:p>
              </table:table-cell>
              <table:table-cell office:value-type="float" office:value="0.071">
                <text:p>0.071</text:p>
              </table:table-cell>
              <table:table-cell office:value-type="float" office:value="16.194">
                <text:p>16.194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15.289">
                <text:p>15.289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7">
                <text:p>137</text:p>
              </table:table-cell>
              <table:table-cell office:value-type="float" office:value="17.005">
                <text:p>17.005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16.971">
                <text:p>16.971</text:p>
              </table:table-cell>
              <table:table-cell office:value-type="float" office:value="0.096">
                <text:p>0.096</text:p>
              </table:table-cell>
              <table:table-cell office:value-type="float" office:value="0.096">
                <text:p>0.096</text:p>
              </table:table-cell>
              <table:table-cell office:value-type="float" office:value="16.163">
                <text:p>16.163</text:p>
              </table:table-cell>
              <table:table-cell office:value-type="float" office:value="0.038">
                <text:p>0.038</text:p>
              </table:table-cell>
              <table:table-cell office:value-type="float" office:value="0.038">
                <text:p>0.038</text:p>
              </table:table-cell>
              <table:table-cell office:value-type="float" office:value="15.323">
                <text:p>15.323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7.223">
                <text:p>17.223</text:p>
              </table:table-cell>
              <table:table-cell office:value-type="float" office:value="0.128">
                <text:p>0.128</text:p>
              </table:table-cell>
              <table:table-cell office:value-type="float" office:value="0.128">
                <text:p>0.128</text:p>
              </table:table-cell>
              <table:table-cell office:value-type="float" office:value="17.017">
                <text:p>17.017</text:p>
              </table:table-cell>
              <table:table-cell office:value-type="float" office:value="0.074">
                <text:p>0.074</text:p>
              </table:table-cell>
              <table:table-cell office:value-type="float" office:value="0.074">
                <text:p>0.074</text:p>
              </table:table-cell>
              <table:table-cell office:value-type="float" office:value="16.278">
                <text:p>16.278</text:p>
              </table:table-cell>
              <table:table-cell office:value-type="float" office:value="0.047">
                <text:p>0.047</text:p>
              </table:table-cell>
              <table:table-cell office:value-type="float" office:value="0.047">
                <text:p>0.047</text:p>
              </table:table-cell>
              <table:table-cell office:value-type="float" office:value="15.429">
                <text:p>15.429</text:p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24">
                <text:p>16.924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16.141">
                <text:p>16.141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16">
                <text:p>16.816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16.14">
                <text:p>16.14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74">
                <text:p>14.074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13.631">
                <text:p>13.63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13.27">
                <text:p>13.27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09">
                <text:p>14.409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13.942">
                <text:p>13.942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13.455">
                <text:p>13.45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21">
                <text:p>14.521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14.061">
                <text:p>14.061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13.547">
                <text:p>13.547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8">
                <text:p>428</text:p>
              </table:table-cell>
              <table:table-cell office:value-type="float" office:value="18.4368">
                <text:p>18.4368</text:p>
              </table:table-cell>
              <table:table-cell office:value-type="float" office:value="0.0832750131230905">
                <text:p>0.0832750131230905</text:p>
              </table:table-cell>
              <table:table-cell office:value-type="float" office:value="0.0832750131230905">
                <text:p>0.0832750131230905</text:p>
              </table:table-cell>
              <table:table-cell office:value-type="float" office:value="18.0203">
                <text:p>18.0203</text:p>
              </table:table-cell>
              <table:table-cell office:value-type="float" office:value="0.0632106930509098">
                <text:p>0.0632106930509098</text:p>
              </table:table-cell>
              <table:table-cell office:value-type="float" office:value="0.0632106930509098">
                <text:p>0.0632106930509098</text:p>
              </table:table-cell>
              <table:table-cell office:value-type="float" office:value="17.1117">
                <text:p>17.1117</text:p>
              </table:table-cell>
              <table:table-cell office:value-type="float" office:value="0.0354707980568932">
                <text:p>0.0354707980568932</text:p>
              </table:table-cell>
              <table:table-cell office:value-type="float" office:value="0.0354707980568932">
                <text:p>0.0354707980568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8cm" xlink:href=".." xlink:type="simple" chart:class="chart:scatter" chart:style-name="ch1">
        <chart:legend chart:legend-position="end" svg:x="14.664cm" svg:y="4.191cm" style:legend-expansion="high" chart:style-name="ch2"/>
        <chart:plot-area chart:style-name="ch3" table:cell-range-address="Sheet1.I17:Sheet1.I28 Sheet1.K17:Sheet1.K28" chart:data-source-has-labels="row" svg:x="1.331cm" svg:y="0.851cm" svg:width="12.693cm" svg:height="6.969cm">
          <chartooo:coordinate-region svg:x="2.058cm" svg:y="1.05cm" svg:width="11.686cm" svg:height="6.123cm"/>
          <chart:axis chart:dimension="x" chart:name="primary-x" chart:style-name="ch4">
            <chart:title svg:x="6.098cm" svg:y="7.999cm" chart:style-name="ch5">
              <text:p>Days since discovery</text:p>
            </chart:title>
            <chart:grid chart:style-name="ch6" chart:class="major"/>
          </chart:axis>
          <chart:axis chart:dimension="y" chart:name="primary-y" chart:style-name="ch4">
            <chart:title svg:x="0.451cm" svg:y="5.054cm" chart:style-name="ch7">
              <text:p>V-R color</text:p>
            </chart:title>
            <chart:grid chart:style-name="ch6" chart:class="major"/>
          </chart:axis>
          <chart:series chart:style-name="ch8" chart:values-cell-range-address="Sheet1.K18:Sheet1.K28" chart:label-cell-address="Sheet1.K17:Sheet1.K17" chart:class="chart:scatter">
            <chart:domain table:cell-range-address="Sheet1.I18:Sheet1.I2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-R</text:p>
                <draw:g>
                  <svg:desc>Sheet1.K17:Sheet1.K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">
                <text:p>111</text:p>
                <draw:g>
                  <svg:desc>Sheet1.I18:Sheet1.I28</svg:desc>
                </draw:g>
              </table:table-cell>
              <table:table-cell office:value-type="float" office:value="0.722">
                <text:p>0.722</text:p>
                <draw:g>
                  <svg:desc>Sheet1.K18:Sheet1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">
                <text:p>113</text:p>
              </table:table-cell>
              <table:table-cell office:value-type="float" office:value="0.475000000000001">
                <text:p>0.475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">
                <text:p>115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0.664000000000002">
                <text:p>0.664000000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">
                <text:p>131</text:p>
              </table:table-cell>
              <table:table-cell office:value-type="float" office:value="0.841999999999999">
                <text:p>0.841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">
                <text:p>134</text:p>
              </table:table-cell>
              <table:table-cell office:value-type="float" office:value="0.675000000000001">
                <text:p>0.6750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7">
                <text:p>137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739000000000001">
                <text:p>0.739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">
                <text:p>155</text:p>
              </table:table-cell>
              <table:table-cell office:value-type="float" office:value="0.783000000000001">
                <text:p>0.783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">
                <text:p>158</text:p>
              </table:table-cell>
              <table:table-cell office:value-type="float" office:value="0.675999999999998">
                <text:p>0.675999999999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9086">
                <text:p>0.9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